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173b0d" officeooo:paragraph-rsid="00173b0d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173b0d" officeooo:paragraph-rsid="00173b0d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626262" loext:opacity="100%" fo:letter-spacing="normal" loext:padding="0cm" loext:border="none"/>
    </style:style>
    <style:style style:name="T3" style:family="text">
      <style:text-properties fo:color="#ff79c6" loext:opacity="100%"/>
    </style:style>
    <style:style style:name="T4" style:family="text">
      <style:text-properties fo:color="#50fa7b" loext:opacity="100%"/>
    </style:style>
    <style:style style:name="T5" style:family="text">
      <style:text-properties fo:color="#ffffff" loext:opacity="100%"/>
    </style:style>
    <style:style style:name="T6" style:family="text">
      <style:text-properties fo:color="#ffb86c" loext:opacity="100%"/>
    </style:style>
    <style:style style:name="T7" style:family="text">
      <style:text-properties fo:color="#bd93f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ind power of a number</text:p>
      <text:p text:style-name="P6">Send Feedback</text:p>
      <text:h text:style-name="P1" text:outline-level="4"><text:bookmark text:name="write-a-program-to-find-x-to-the-power-n-i-e-x-n-take-x-and-n-from-the-user-you-need-to-print-the-answer"/>Write a program to find x to the power n (i.e. x^n). Take x and n from the user. You need to print the answer.</text:h>
      <text:h text:style-name="P1" text:outline-level="4"><text:bookmark text:name="note-for-this-question-you-can-assume-that-0-raised-to-the-power-of-0-is-1"/>Note : For this question, you can assume that 0 raised to the power of 0 is 1</text:h>
      <text:p text:style-name="P11"/>
      <text:h text:style-name="P2" text:outline-level="5"><text:bookmark text:name="input-format"/>Input format :</text:h>
      <text:p text:style-name="P3"><text:span text:style-name="Source_20_Text"><text:span text:style-name="T1">Two integers x and n (separated by space)</text:span></text:span></text:p>
      <text:h text:style-name="P2" text:outline-level="5"><text:bookmark text:name="output-format"/>Output Format :</text:h>
      <text:p text:style-name="P3"><text:span text:style-name="Source_20_Text"><text:span text:style-name="T1">x^n (i.e. x raise to the power n)</text:span></text:span></text:p>
      <text:h text:style-name="P2" text:outline-level="5"><text:bookmark text:name="constraints"/>Constraints:</text:h>
      <text:p text:style-name="P3"><text:span text:style-name="Source_20_Text"><text:span text:style-name="T1">0 &lt;= x &lt;= 8 </text:span></text:span></text:p>
      <text:p text:style-name="P4"><text:span text:style-name="Source_20_Text"><text:span text:style-name="T1">0 &lt;= n &lt;= 9</text:span></text:span></text:p>
      <text:h text:style-name="P2" text:outline-level="5">Sample Input 1 :</text:h>
      <text:p text:style-name="P3"><text:span text:style-name="Source_20_Text"><text:span text:style-name="T2"><text:s/></text:span></text:span><text:span text:style-name="Source_20_Text"><text:span text:style-name="T1">3 4</text:span></text:span></text:p>
      <text:h text:style-name="P2" text:outline-level="5">Sample Output 1 :</text:h>
      <text:p text:style-name="P3"><text:span text:style-name="Source_20_Text"><text:span text:style-name="T1">81</text:span></text:span></text:p>
      <text:h text:style-name="P2" text:outline-level="5">Sample Input 2 :</text:h>
      <text:p text:style-name="P3"><text:span text:style-name="Source_20_Text"><text:span text:style-name="T2"><text:s/></text:span></text:span><text:span text:style-name="Source_20_Text"><text:span text:style-name="T1">2 5</text:span></text:span></text:p>
      <text:h text:style-name="P2" text:outline-level="5">Sample Output 2 :</text:h>
      <text:p text:style-name="P3"><text:span text:style-name="Source_20_Text"><text:span text:style-name="T1">32</text:span></text:span></text:p>
      <text:p text:style-name="Standard"/>
      <text:p text:style-name="Standard"/>
      <text:p text:style-name="P7">Answer:--</text:p>
      <text:p text:style-name="P7"/>
      <text:p text:style-name="P9"><text:span text:style-name="T3">import</text:span> <text:span text:style-name="T4">java</text:span><text:span text:style-name="T5">.</text:span><text:span text:style-name="T4">util</text:span><text:span text:style-name="T5">.*;</text:span></text:p>
      <text:p text:style-name="P8"><text:span text:style-name="T3">public</text:span> <text:span text:style-name="T3">class</text:span> <text:span text:style-name="T4">Solution</text:span> <text:span text:style-name="T5">{</text:span></text:p>
      <text:p text:style-name="P8"><text:span text:style-name="T3">public</text:span> <text:span text:style-name="T3">static</text:span> <text:span text:style-name="T6">void</text:span> <text:span text:style-name="T4">main</text:span><text:span text:style-name="T5">(</text:span><text:span text:style-name="T4">String</text:span><text:span text:style-name="T5">[]</text:span> <text:span text:style-name="T4">args</text:span><text:span text:style-name="T5">)</text:span> <text:span text:style-name="T5">{</text:span></text:p>
      <text:p text:style-name="P8"><text:span text:style-name="T4">Scanner</text:span> <text:span text:style-name="T4">s</text:span><text:span text:style-name="T5">=</text:span><text:span text:style-name="T3">new</text:span> <text:span text:style-name="T4">Scanner</text:span><text:span text:style-name="T5">(</text:span><text:span text:style-name="T4">System</text:span><text:span text:style-name="T5">.</text:span><text:span text:style-name="T4">in</text:span><text:span text:style-name="T5">);</text:span></text:p>
      <text:p text:style-name="P8"><text:span text:style-name="T6">int</text:span> <text:span text:style-name="T4">n</text:span><text:span text:style-name="T5">=</text:span><text:span text:style-name="T4">s</text:span><text:span text:style-name="T5">.</text:span><text:span text:style-name="T4">nextInt</text:span><text:span text:style-name="T5">();</text:span></text:p>
      <text:p text:style-name="P8"><text:span text:style-name="T6">int</text:span> <text:span text:style-name="T4">x</text:span><text:span text:style-name="T5">=</text:span><text:span text:style-name="T4">s</text:span><text:span text:style-name="T5">.</text:span><text:span text:style-name="T4">nextInt</text:span><text:span text:style-name="T5">();</text:span></text:p>
      <text:p text:style-name="P8"><text:span text:style-name="T6">int</text:span> <text:span text:style-name="T4">p</text:span><text:span text:style-name="T5">=</text:span><text:span text:style-name="T7">1</text:span><text:span text:style-name="T5">;</text:span></text:p>
      <text:p text:style-name="P8"><text:span text:style-name="T3">for</text:span><text:span text:style-name="T5">(</text:span><text:span text:style-name="T6">int</text:span> <text:span text:style-name="T4">i</text:span><text:span text:style-name="T5">=</text:span><text:span text:style-name="T7">1</text:span><text:span text:style-name="T5">;</text:span><text:span text:style-name="T4">i</text:span><text:span text:style-name="T5">&lt;=</text:span><text:span text:style-name="T4">x</text:span><text:span text:style-name="T5">;</text:span><text:span text:style-name="T4">i</text:span><text:span text:style-name="T5">++)</text:span></text:p>
      <text:p text:style-name="P10">{</text:p>
      <text:p text:style-name="P8"><text:span text:style-name="T4">p</text:span><text:span text:style-name="T5">=</text:span><text:span text:style-name="T4">p</text:span><text:span text:style-name="T5">*</text:span><text:span text:style-name="T4">n</text:span><text:span text:style-name="T5">;</text:span></text:p>
      <text:p text:style-name="P10">}</text:p>
      <text:p text:style-name="P8"><text:span text:style-name="T4">System</text:span><text:span text:style-name="T5">.</text:span><text:span text:style-name="T4">out</text:span><text:span text:style-name="T5">.</text:span><text:span text:style-name="T4">println</text:span><text:span text:style-name="T5">(</text:span><text:span text:style-name="T4">p</text:span><text:span text:style-name="T5">);</text:span></text:p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55:22.920042042</meta:creation-date>
    <dc:date>2023-07-08T09:56:08.482682925</dc:date>
    <meta:editing-duration>PT47S</meta:editing-duration>
    <meta:editing-cycles>1</meta:editing-cycles>
    <meta:document-statistic meta:table-count="0" meta:image-count="0" meta:object-count="0" meta:page-count="1" meta:paragraph-count="34" meta:word-count="135" meta:character-count="659" meta:non-whitespace-character-count="555"/>
    <meta:generator>LibreOffice/7.3.7.2$Linux_X86_64 LibreOffice_project/30$Build-2</meta:generator>
  </office:meta>
</office:document-meta>
</file>